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Footnote">
      <style:text-properties fo:font-size="8pt" style:font-size-asian="8pt" style:font-size-complex="8pt"/>
    </style:style>
    <style:style style:name="P10" style:family="paragraph" style:parent-style-name="Endnote">
      <style:text-properties fo:font-size="8pt" style:font-size-asian="8pt" style:font-size-complex="8pt"/>
    </style:style>
    <style:style style:name="P11" style:family="paragraph" style:parent-style-name="Heading_20_5">
      <style:paragraph-properties fo:text-align="center" style:justify-single-word="false"/>
      <style:text-properties fo:font-size="22pt" style:font-size-asian="22pt" style:font-size-complex="22pt"/>
    </style:style>
    <style:style style:name="P12" style:family="paragraph">
      <style:paragraph-properties fo:text-align="center"/>
    </style:style>
    <style:style style:name="T1" style:family="text">
      <style:text-properties fo:font-variant="normal" fo:text-transform="none" fo:color="#000000" style:font-name="Times New Roman1" fo:letter-spacing="normal" fo:font-style="normal" fo:font-weight="normal"/>
    </style:style>
    <style:style style:name="T2" style:family="text">
      <style:text-properties fo:font-variant="normal" fo:text-transform="none" fo:color="#000000" style:font-name="Times New Roman1" fo:letter-spacing="normal" fo:font-style="italic" fo:font-weight="normal"/>
    </style:style>
    <style:style style:name="T3" style:family="text">
      <style:text-properties fo:font-weight="normal" style:font-weight-asian="normal" style:font-weight-complex="normal"/>
    </style:style>
    <style:style style:name="Sect1" style:family="section">
      <style:section-properties text:dont-balance-text-columns="true" style:editable="false">
        <style:columns fo:column-count="2" fo:column-gap="0in">
          <style:column style:rel-width="4986*" fo:start-indent="0in" fo:end-indent="0in"/>
          <style:column style:rel-width="4986*" fo:start-indent="0in" fo:end-indent="0in"/>
        </style:columns>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5">Driving from Point A to Point B through Specified Way-points Efficiently</text:h>
      <text:p text:style-name="P1"><draw:line text:anchor-type="paragraph" draw:z-index="0" draw:style-name="gr1" draw:text-style-name="P12" svg:x1="0.1236in" svg:y1="0.1047in" svg:x2="6.7902in" svg:y2="0.1047in"><text:p/></draw:line></text:p>
      <text:p text:style-name="P3"><text:s text:c="17"/>Aldo Lopez <text:tab/><text:tab/> <text:s text:c="10"/>Dr. Janne Lindqvist - Advisor</text:p>
      <text:p text:style-name="P3"><text:s text:c="10"/>Rutgers University<text:tab/> <text:s text:c="9"/><text:tab/> <text:s text:c="7"/>Rutgers University - Winlab</text:p>
      <text:p text:style-name="P3">821 Lake Street<text:tab/><text:tab/><text:tab/>671 Route 1 South</text:p>
      <text:p text:style-name="P3"><text:s text:c="4"/>Newark, NJ 07104<text:tab/><text:tab/>North Brunswick, NJ 08902</text:p>
      <text:p text:style-name="P3"><text:s text:c="4"/>973-583-6187<text:tab/><text:tab/><text:tab/>732-932-6857 ext 633</text:p>
      <text:p text:style-name="P3"><text:a xlink:type="simple" xlink:href="mailto:Lopez.Aldo.A@gmail.com">Lopez.Aldo.A@gmail.com</text:a><text:tab/><text:tab/><text:tab/><text:a xlink:type="simple" xlink:href="mailto:janne@winlab.rutgers.edu">janne@winlab.rutgers.edu</text:a></text:p>
      <text:p text:style-name="P3"/>
      <text:section text:style-name="Sect1" text:name="Section1">
        <text:p text:style-name="P5">ABSTRACT</text:p>
        <text:p text:style-name="P4">Smartphones are used by nearly half of all Americans<text:note text:id="ftn0" text:note-class="endnote"><text:note-citation>i</text:note-citation><text:note-body><text:p text:style-name="P9"><text:span text:style-name="T1">Choney, Suzanne. "Nearly Half of Americans Have Smartphones ." </text:span><text:span text:style-name="T2">NBC News</text:span><text:span text:style-name="T1">. N.p., 01 Mar. 2012. Web. 09 May 2013.</text:span> </text:p></text:note-body></text:note>. Americans rely on their phones for much more than just communication; phones are used for social media, as cameras, for emailing, and , since the Android boom, for navigation.<text:note text:id="ftn1" text:note-class="endnote"><text:note-citation>ii</text:note-citation><text:note-body><text:p text:style-name="P10"><text:span text:style-name="T1">Burns, Matt. "Google Didn't Kill the Standalone GPS." </text:span><text:span text:style-name="T2">TechCrunch RSS</text:span><text:span text:style-name="T1">. N.p., 10 Oct. 2009. Web. 09 May 2013.</text:span> </text:p></text:note-body></text:note> There is, however, no good way on mobile phones to figure out how to get from point a to point b while navigating through user specified way-points. This paper tries to bring this issue to light, and poses a solution to the problem, that uses Google Android SDK<text:note text:id="ftn2" text:note-class="endnote"><text:note-citation>iii</text:note-citation><text:note-body><text:p text:style-name="P10">Android SDK, <text:a xlink:type="simple" xlink:href="http://developer.android.com/sdk/">http://developer.android.com/sdk/</text:a> Referenced May, 9, 2013</text:p></text:note-body></text:note>, Google Places API<text:note text:id="ftn3" text:note-class="endnote"><text:note-citation>iv</text:note-citation><text:note-body><text:p text:style-name="P10"><text:span text:style-name="T1">Google Places API Feedback on This Document." </text:span><text:span text:style-name="T2">Google Places API — Google Developers</text:span><text:span text:style-name="T1">. N.p., n.d. Web. 09 May 2013.</text:span> </text:p></text:note-body></text:note>, Google Directions API<text:note text:id="ftn4" text:note-class="endnote"><text:note-citation>v</text:note-citation><text:note-body><text:p text:style-name="P10"><text:span text:style-name="T1">"Google Maps API Web Services Feedback on This Document." </text:span><text:span text:style-name="T2">The Google Directions API</text:span><text:span text:style-name="T1">. N.p., n.d. Web. 09 May 2013.</text:span> </text:p></text:note-body></text:note>, and Google Maps API<text:note text:id="ftn5" text:note-class="endnote"><text:note-citation>vi</text:note-citation><text:note-body><text:p text:style-name="P10"><text:span text:style-name="T1">"Google Maps API Feedback on This Document." </text:span><text:span text:style-name="T2">Google Maps API — Google Developers</text:span><text:span text:style-name="T1">. N.p., n.d. Web. 09 May 2013.</text:span> </text:p></text:note-body></text:note> to create an application. </text:p>
        <text:p text:style-name="P4"/>
        <text:p text:style-name="P2">INTRODUCTION</text:p>
        <text:p text:style-name="P2"><text:span text:style-name="T3">This application builds off of the previous “Find My Places” application built by Carlos Sanchez during the fall of 2012. The Global Positioning System was created by the United Stated of America Department of Defense. GPS is a satellite based navigation system that is made up of a network of 24 satellites. These satellites orbit the planet two times per day; they transmit information to GPS receivers on Earth</text:span><text:span text:style-name="T3"><text:note text:id="ftn6" text:note-class="endnote"><text:note-citation>vii</text:note-citation><text:note-body><text:p text:style-name="P10"><text:span text:style-name="T1">"Garmin." N.p., n.d. Web. 09 May 2013.</text:span> </text:p></text:note-body></text:note></text:span><text:span text:style-name="T3">. GPS Systems were used mostly by military until the US government released it for public use. Due to the cost of these systems, they were not used very widely until recently. From 2005 to 2010 GPS Equipment Unit sales nearly doubled ($69.8 million and $122.4 million sales per year respectively). Sales have increased and prices of GPS Equipments have gone down. In 2005 the average cost of a GPS unit was $269; in 2010 the average cost of a GPS unit was $194 (a drop in price of 28%). Today, most, if not all, smartphones come with a GPS application or one can be downloaded. All Android devices come with a turn-by-turn navigation system, and new iPhones come with turn-by-turn too. An average of 1.8 million smartphones are sold everyday</text:span><text:span text:style-name="T3"><text:note text:id="ftn7" text:note-class="endnote"><text:note-citation>viii</text:note-citation><text:note-body><text:p text:style-name="P10"><text:span text:style-name="T1">"Global Smartphone Sales up Nearly 50%." </text:span><text:span text:style-name="T2">BBC News</text:span><text:span text:style-name="T1">. BBC, 14 Nov. 2012. Web. 09 May 2013.</text:span> </text:p></text:note-body></text:note></text:span><text:span text:style-name="T3">; one can safely assume that this means about 1.8 million GPS units are sold daily. GPS can easily route a person from point a to b to c to d etc, but it cannot, as of now, direct one from point a to point b with suggested stop offs in between. GPS needs to have a specified address in order to work; this is where Google's APIs come into play.</text:span></text:p>
        <text:p text:style-name="P6"/>
        <text:p text:style-name="P6">Simple Scenario</text:p>
        <text:p text:style-name="P7">A user is leaving their home in the morning to go to work. The user knows that he/she needs a coffee before reaching work, needs to put gas in the car, and needs to buy a pair of shoes because his got ruined last night. With a normal GPS system he would have to manually search for a coffee shop that is on his route to work, along with a gasoline station, and a shoe store and input their addresses all into the GPS system. With our Android application the user puts his home address and his work address and then enters the general type of place he would like to go. The application has a drop-down auto-complete text box so that the user can pick Google Places keywords. The user enters cafe, shoe store, and gas station. The stop overs can be entered in any order; our application deals with ordering for best route. Upon pressing the route button a map shows up with three different routes that will take the user to all of the stop-overs, and it shows one route (in black) that is the default route from home to work with no stop-overs. The user <text:soft-page-break/>clicks the route that is deemed best; the application then shows the turn-by-turn directions.</text:p>
        <text:p text:style-name="P7"/>
        <text:p text:style-name="P6">Related Work</text:p>
        <text:p text:style-name="P7">Most smartphones have some type of navigation system or at least have access to a market where they can download an application that works as a navigation system. Online users have access to Bing Maps, Google Maps, Yahoo Maps, MapQuest, and many more. </text:p>
        <text:p text:style-name="P7"/>
        <text:p text:style-name="P7">Google Maps (http://maps.google.com) has an easy to use website where a user can get directions from point a to b. If a user wants directions to multiple locations the user can enter the location, but Google will use a location it “thinks” the user wants. If that is not right then the user can pick others, but the user is not guaranteed to pick one of the most efficient routes. </text:p>
        <text:p text:style-name="P8"><text:span text:style-name="T3"/></text:p>
        <text:p text:style-name="P8"><text:span text:style-name="T3">Bing Maps are very similar to Google Maps, but they do not give efficient routes. Bing Maps suggests routes that guide the user through locations closest to the starting point. Bing Maps seems to stack the locations to the starting point; this may get all the tasks done faster, but it does not necessarily get the user home the fastest. <text:s/></text:span></text:p>
        <text:p text:style-name="P8"><text:span text:style-name="T3"/></text:p>
        <text:p text:style-name="P8"><text:span text:style-name="T3">MapQuest <text:s/>is very similar to Bing Maps in the way that it does it's way-points, but it seems to be the most inaccurate. Another problem with MapQuest is that it shows locations that are in bizarre locations; it shows users the options to go to stop-overs that are a couple states overs. </text:span></text:p>
        <text:p text:style-name="P8"><text:span text:style-name="T3"/></text:p>
        <text:p text:style-name="P8"><text:span text:style-name="T3">Yahoo Maps does not offer an option to choose way-points between the users two chosen locations.</text:span></text:p>
        <text:p text:style-name="P8"><text:span text:style-name="T3"/></text:p>
        <text:p text:style-name="P8"><text:span text:style-name="T3">There are many brands of standalone GPS units that users can buy for their vehicles; there are too many to name. Most of these GPS units allow the user to pick stop-over points of interest, but the user has to search and enter the specific places where to stop. </text:span></text:p>
        <text:p text:style-name="P8"><text:span text:style-name="T3"/></text:p>
        <text:p text:style-name="P8"><text:span text:style-name="T3">Results are different among the different devices, but for the most part they are not optimal. For the most part the devices return locations close to the user's location. A workaround for the issue of finding stop-overs close to the starting point is to enter the stop-overs while on the way to the destination. This can be tedious, not actually on the way, and dangerous if the user is driving.</text:span></text:p>
        <text:p text:style-name="P8"><text:span text:style-name="T3"/></text:p>
        <text:p text:style-name="P8">IMPLEMENTATION</text:p>
        <text:p text:style-name="P6">The application</text:p>
        <text:p text:style-name="P7">The application was built for the Android operating system for various reasons. The major reason is that Android devices are currently outselling any other smartphone device on the market<text:note text:id="ftn8" text:note-class="endnote"><text:note-citation>ix</text:note-citation><text:note-body><text:p text:style-name="P10"><text:span text:style-name="T1">Mick, Jason. "Android Outsells IPhone 5-to-2, Has Nearly 50 Percent of the Market." </text:span><text:span text:style-name="T2">Daily Tech</text:span><text:span text:style-name="T1">. N.p., 11 Aug. 2011. Web. 9 May 2013.</text:span> </text:p></text:note-body></text:note>. The application starts with a disclaimer; if it is accepted the user is allowed into the application. The user enters a home and work address and is then led to a space to enter the stop-overs for the journe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9T22:15:50.36</meta:creation-date>
    <dc:date>2013-05-10T00:22:42.44</dc:date>
    <meta:editing-duration>PT1H51M40S</meta:editing-duration>
    <meta:editing-cycles>3</meta:editing-cycles>
    <meta:generator>OpenOffice.org/3.4.1$Win32 OpenOffice.org_project/341m1$Build-9593</meta:generator>
    <meta:document-statistic meta:table-count="0" meta:image-count="0" meta:object-count="0" meta:page-count="3" meta:paragraph-count="33" meta:word-count="1226" meta:character-count="6995"/>
  </office:meta>
</office:document-meta>
</file>